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2.572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subtitle">
      <style:graphic-properties draw:fill-color="#ffffff" fo:min-height="16.255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Descripteur de texture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ésentation</text:p>
              </text:list-item>
              <text:list-item>
                <text:p>Objectifs</text:p>
              </text:list-item>
              <text:list-item>
                <text:p>Résultats</text:p>
                <text:list>
                  <text:list-item>
                    <text:p>Carte des distances par rapport à un pixel</text:p>
                  </text:list-item>
                  <text:list-item>
                    <text:p>Patch mat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résentation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Objectif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écrire un pixel et son environnement proche</text:p>
              </text:list-item>
              <text:list-item>
                <text:p>Pouvoir calculer une distance entre 2 textures</text:p>
                <text:list>
                  <text:list-header>
                    <text:p>→ càd la similarité entre 2 pixels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Résulta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rte des distances par rapport à un pixe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Résulta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tch Matc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32">
        <draw:frame presentation:style-name="pr5" draw:text-style-name="P1" draw:layer="layout" svg:width="25.199cm" svg:height="16.255cm" svg:x="1.4cm" svg:y="0.837cm" presentation:class="subtitle">
          <draw:text-box>
            <text:p>Des questions ?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9T10:17:47.720647741</meta:creation-date>
    <dc:date>2016-05-19T10:29:14.071016390</dc:date>
    <meta:editing-duration>PT11M27S</meta:editing-duration>
    <meta:editing-cycles>2</meta:editing-cycles>
    <meta:generator>LibreOffice/5.1.3.2$Linux_X86_64 LibreOffice_project/10m0$Build-2</meta:generator>
    <meta:document-statistic meta:object-count="48"/>
  </office:meta>
</office:document-meta>
</file>